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text-properties style:font-name="Times New Roman" fo:font-weight="bold" style:font-weight-asian="bold" style:font-weight-complex="bold" fo:font-size="14pt" style:font-size-asian="14pt" style:font-size-complex="14pt"/>
    </style:style>
    <style:style style:name="P2" style:parent-style-name="Normal" style:family="paragraph">
      <style:text-properties style:font-name="Times New Roman"/>
    </style:style>
    <style:style style:name="P3" style:parent-style-name="Normal" style:family="paragraph">
      <style:text-properties style:font-name="Times New Roman"/>
    </style:style>
    <style:style style:name="P4" style:parent-style-name="Normal" style:family="paragraph">
      <style:text-properties style:font-name="Times New Roman"/>
    </style:style>
    <style:style style:name="P5" style:parent-style-name="Normal" style:family="paragraph">
      <style:text-properties style:font-name="Times New Roman"/>
    </style:style>
    <style:style style:name="P6" style:parent-style-name="Normal" style:family="paragraph">
      <style:text-properties style:font-name="Times New Roman"/>
    </style:style>
    <style:style style:name="P7" style:parent-style-name="Normal" style:family="paragraph">
      <style:text-properties style:font-name="Times New Roman" fo:font-weight="bold" style:font-weight-asian="bold" style:font-weight-complex="bold" fo:font-size="14pt" style:font-size-asian="14pt" style:font-size-complex="14pt"/>
    </style:style>
    <style:style style:name="P8" style:parent-style-name="Normal" style:family="paragraph">
      <style:text-properties style:font-name="Times New Roman"/>
    </style:style>
    <style:style style:name="P9" style:parent-style-name="Normal" style:family="paragraph">
      <style:text-properties style:font-name="Times New Roman" fo:font-weight="bold" style:font-weight-asian="bold" style:font-weight-complex="bold" fo:font-size="14pt" style:font-size-asian="14pt" style:font-size-complex="14pt"/>
    </style:style>
    <style:style style:name="P10" style:parent-style-name="Normal" style:family="paragraph">
      <style:text-properties style:font-name="Times New Roman"/>
    </style:style>
    <style:style style:name="P11" style:parent-style-name="Normal" style:family="paragraph">
      <style:text-properties style:font-name="Times New Roman"/>
    </style:style>
  </office:automatic-styles>
  <office:body>
    <office:text text:use-soft-page-breaks="true">
      <text:p text:style-name="P1">Utmaningar</text:p>
      <text:p text:style-name="P2">Min största utmaning var att sömnlöst integrera Finnhub API, Python och SQL pga deras olika funktioner. Men efter många försök lyckades jag hitta ett sätt som fungerade.<text:s/></text:p>
      <text:p text:style-name="P3">Jag hade också stora utmaningar med FinnHubs API hämtningar pga deras begränsningar hur många API-anrop man kunde göra under en viss tid. Detta löste jag med en retry-logik och cache för att gå runt och optimera API-anropen. Upptäckte att man kunden använda Exponentiell backoff för att hantera begränsningar med hastigheten utav anropen och cache för att undvika upprepade anrop.</text:p>
      <text:p text:style-name="P4">Loggning använde jag för att enkelt kunna spåra stegen i processen för felsökning, använde både när programmet var framgångsrik och för att logga felen.<text:s/></text:p>
      <text:p text:style-name="P5">Hade en utmaning med att säkerställa att datan från API var i rätt format för att kunna köra sql-querys. Detta löste jag med att validera datan innan man körde en sql-query.</text:p>
      <text:p text:style-name="P6"/>
      <text:p text:style-name="P7">Framgångar</text:p>
      <text:p text:style-name="P8">Innan jag ens började med projektet så satt jag ner och började planera vad jag ville göra, hur jag skulle göra det, vad behövde jag. Detta gav mig en tydlig struktur över projektet som jag kunde gå tillbaka till under arbetets gång varje gång jag kände att jag inte följde min egen plan. Jag ville också skapa något som jag kan bygga vidare på i nästa projekt, vill att detta skulle utgöra grunden för det.</text:p>
      <text:p text:style-name="P9">Git<text:s/></text:p>
      <text:p text:style-name="P10">Har valt att endast ladda upp modulerna, testen och main.py men inte min virtuella miljö, API-nycklar och databasuppgifter, för detta anser jag är känslig information . Jag skapade en .env-fil och med python-dotenv laddade upp miljövariabler. Skapade en .gitignore som hanterade att de inte laddades upp i GitHub.<text:s/></text:p>
      <text:p text:style-name="P11"/>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905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Rubrik1" style:display-name="Rubrik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Rubrik2" style:display-name="Rubrik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Rubrik3" style:display-name="Rubrik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Rubrik4" style:display-name="Rubrik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Rubrik5" style:display-name="Rubrik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Rubrik6" style:display-name="Rubrik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Rubrik7" style:display-name="Rubrik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Rubrik8" style:display-name="Rubrik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Rubrik9" style:display-name="Rubrik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Standardstycketeckensnitt" style:display-name="Standardstycketeckensnitt" style:family="text"/>
    <style:style style:name="Rubrik1Char" style:display-name="Rubrik 1 Char" style:family="text" style:parent-style-name="Standardstycketeckensnitt">
      <style:text-properties style:font-name="Aptos Display" style:font-name-asian="Times New Roman" style:font-name-complex="Times New Roman" fo:color="#0F4761" fo:font-size="20pt" style:font-size-asian="20pt" style:font-size-complex="20pt"/>
    </style:style>
    <style:style style:name="Rubrik2Char" style:display-name="Rubrik 2 Char" style:family="text" style:parent-style-name="Standardstycketeckensnitt">
      <style:text-properties style:font-name="Aptos Display" style:font-name-asian="Times New Roman" style:font-name-complex="Times New Roman" fo:color="#0F4761" fo:font-size="16pt" style:font-size-asian="16pt" style:font-size-complex="16pt"/>
    </style:style>
    <style:style style:name="Rubrik3Char" style:display-name="Rubrik 3 Char" style:family="text" style:parent-style-name="Standardstycketeckensnitt">
      <style:text-properties style:font-name-asian="Times New Roman" style:font-name-complex="Times New Roman" fo:color="#0F4761" fo:font-size="14pt" style:font-size-asian="14pt" style:font-size-complex="14pt"/>
    </style:style>
    <style:style style:name="Rubrik4Char" style:display-name="Rubrik 4 Char" style:family="text" style:parent-style-name="Standardstycketeckensnitt">
      <style:text-properties style:font-name-asian="Times New Roman" style:font-name-complex="Times New Roman" fo:font-style="italic" style:font-style-asian="italic" style:font-style-complex="italic" fo:color="#0F4761"/>
    </style:style>
    <style:style style:name="Rubrik5Char" style:display-name="Rubrik 5 Char" style:family="text" style:parent-style-name="Standardstycketeckensnitt">
      <style:text-properties style:font-name-asian="Times New Roman" style:font-name-complex="Times New Roman" fo:color="#0F4761"/>
    </style:style>
    <style:style style:name="Rubrik6Char" style:display-name="Rubrik 6 Char" style:family="text" style:parent-style-name="Standardstycketeckensnitt">
      <style:text-properties style:font-name-asian="Times New Roman" style:font-name-complex="Times New Roman" fo:font-style="italic" style:font-style-asian="italic" style:font-style-complex="italic" fo:color="#595959"/>
    </style:style>
    <style:style style:name="Rubrik7Char" style:display-name="Rubrik 7 Char" style:family="text" style:parent-style-name="Standardstycketeckensnitt">
      <style:text-properties style:font-name-asian="Times New Roman" style:font-name-complex="Times New Roman" fo:color="#595959"/>
    </style:style>
    <style:style style:name="Rubrik8Char" style:display-name="Rubrik 8 Char" style:family="text" style:parent-style-name="Standardstycketeckensnitt">
      <style:text-properties style:font-name-asian="Times New Roman" style:font-name-complex="Times New Roman" fo:font-style="italic" style:font-style-asian="italic" style:font-style-complex="italic" fo:color="#272727"/>
    </style:style>
    <style:style style:name="Rubrik9Char" style:display-name="Rubrik 9 Char" style:family="text" style:parent-style-name="Standardstycketeckensnitt">
      <style:text-properties style:font-name-asian="Times New Roman" style:font-name-complex="Times New Roman" fo:color="#272727"/>
    </style:style>
    <style:style style:name="Rubrik" style:display-name="Rubrik"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RubrikChar" style:display-name="Rubrik Char" style:family="text" style:parent-style-name="Standardstycketeckensnitt">
      <style:text-properties style:font-name="Aptos Display" style:font-name-asian="Times New Roman" style:font-name-complex="Times New Roman" fo:letter-spacing="-0.0069in" style:letter-kerning="true" fo:font-size="28pt" style:font-size-asian="28pt" style:font-size-complex="28pt"/>
    </style:style>
    <style:style style:name="Underrubrik" style:display-name="Underrubrik" style:family="paragraph" style:parent-style-name="Normal" style:next-style-name="Normal">
      <style:text-properties style:font-name-asian="Times New Roman" fo:color="#595959" fo:letter-spacing="0.0104in" fo:font-size="14pt" style:font-size-asian="14pt" style:font-size-complex="14pt" fo:hyphenate="false"/>
    </style:style>
    <style:style style:name="UnderrubrikChar" style:display-name="Underrubrik Char" style:family="text" style:parent-style-name="Standardstycketeckensnitt">
      <style:text-properties style:font-name-asian="Times New Roman" style:font-name-complex="Times New Roman" fo:color="#595959" fo:letter-spacing="0.0104in" fo:font-size="14pt" style:font-size-asian="14pt" style:font-size-complex="14pt"/>
    </style:style>
    <style:style style:name="Citat" style:display-name="Citat"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Char" style:display-name="Citat Char" style:family="text" style:parent-style-name="Standardstycketeckensnitt">
      <style:text-properties fo:font-style="italic" style:font-style-asian="italic" style:font-style-complex="italic" fo:color="#404040"/>
    </style:style>
    <style:style style:name="Liststycke" style:display-name="Liststycke" style:family="paragraph" style:parent-style-name="Normal">
      <style:paragraph-properties style:contextual-spacing="true" fo:margin-left="0.5in">
        <style:tab-stops/>
      </style:paragraph-properties>
      <style:text-properties fo:hyphenate="false"/>
    </style:style>
    <style:style style:name="Starkbetoning" style:display-name="Stark betoning" style:family="text" style:parent-style-name="Standardstycketeckensnitt">
      <style:text-properties fo:font-style="italic" style:font-style-asian="italic" style:font-style-complex="italic" fo:color="#0F4761"/>
    </style:style>
    <style:style style:name="Starktcitat" style:display-name="Starkt citat"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StarktcitatChar" style:display-name="Starkt citat Char" style:family="text" style:parent-style-name="Standardstycketeckensnitt">
      <style:text-properties fo:font-style="italic" style:font-style-asian="italic" style:font-style-complex="italic" fo:color="#0F4761"/>
    </style:style>
    <style:style style:name="Starkreferens" style:display-name="Stark referens" style:family="text" style:parent-style-name="Standardstycketeckensnit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Kicki Nocoj</meta:initial-creator>
    <dc:creator>Kicki Nocoj</dc:creator>
    <meta:creation-date>2024-09-24T12:05:00Z</meta:creation-date>
    <dc:date>2024-09-27T18:14:00Z</dc:date>
    <meta:template xlink:href="Normal" xlink:type="simple"/>
    <meta:editing-cycles>3</meta:editing-cycles>
    <meta:editing-duration>PT1920S</meta:editing-duration>
    <meta:user-defined meta:name="GrammarlyDocumentId">98b509d93e6348f585873842c44224813d76233663e4dd70c684d4cda54cc49d</meta:user-defined>
    <meta:document-statistic meta:page-count="1" meta:paragraph-count="11" meta:word-count="267" meta:character-count="1623" meta:row-count="27" meta:non-whitespace-character-count="1367"/>
  </office:meta>
</office:document-meta>
</file>